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table:number-columns-repeated="11"/>
        </table:table-row>
        <table:table-row table:style-name="ro4">
          <table:table-cell office:value-type="string">
            <text:p>[field1.id]</text:p>
          </table:table-cell>
          <table:table-cell office:value-type="string">
            <text:p>[field1.nom]</text:p>
          </table:table-cell>
          <table:table-cell office:value-type="string">
            <text:p>[field1.prenom]</text:p>
          </table:table-cell>
          <table:table-cell table:number-columns-repeated="11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10:16</dc:date>
    <dc:creator>romain </dc:creator>
    <meta:editing-duration>PT7H2M53S</meta:editing-duration>
    <meta:editing-cycles>73</meta:editing-cycles>
    <meta:document-statistic meta:table-count="3" meta:cell-count="37" meta:object-count="0"/>
  </office:meta>
</office:document-meta>
</file>